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5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2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6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5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4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72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5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6"/>
          <table:covered-table-cell table:number-columns-repeated="3" table:style-name="ce120"/>
          <table:table-cell table:style-name="ce172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20" office:value-type="string" calcext:value-type="string">
            <text:p>Keys in Buttonbox</text:p>
          </table:table-cell>
          <table:table-cell table:style-name="ce136" office:value-type="string" calcext:value-type="string">
            <text:p>Slider (control deslizante)</text:p>
          </table:table-cell>
          <table:table-cell table:style-name="ce120" office:value-type="string" calcext:value-type="string">
            <text:p>Switch de dos posiciones</text:p>
          </table:table-cell>
          <table:table-cell table:style-name="ce120" office:value-type="string" calcext:value-type="string">
            <text:p>Switch magnetico</text:p>
          </table:table-cell>
          <table:table-cell table:style-name="ce120" office:value-type="string" calcext:value-type="string">
            <text:p>Rotary Encoder</text:p>
          </table:table-cell>
          <table:covered-table-cell table:style-name="ce172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3" calcext:value-type="float">
            <text:p>3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4" calcext:value-type="float">
            <text:p>4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/>
          <table:table-cell table:style-name="ce216"/>
          <table:table-cell table:style-name="ce230"/>
          <table:table-cell table:style-name="ce5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4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4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22" calcext:value-type="float">
            <text:p>22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0" calcext:value-type="float">
            <text:p>220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6T15:22:08.423392521</dc:date>
    <meta:editing-duration>P1DT4H51M14S</meta:editing-duration>
    <meta:editing-cycles>355</meta:editing-cycles>
    <meta:generator>LibreOffice/6.1.5.2$Linux_X86_64 LibreOffice_project/10$Build-2</meta:generator>
    <meta:document-statistic meta:table-count="6" meta:cell-count="2061" meta:object-count="0"/>
  </office:meta>
</office:document-meta>
</file>